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5.897cm"/>
    </style:style>
    <style:style style:name="Tabelle3.B" style:family="table-column">
      <style:table-column-properties style:column-width="11.113cm"/>
    </style:style>
    <style:style style:name="Tabelle3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3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8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9" style:family="paragraph" style:parent-style-name="Text_20_body">
      <style:text-properties style:font-name="Arial" fo:font-size="10pt" officeooo:rsid="003e0ea7" officeooo:paragraph-rsid="003e0ea7" style:font-name-asian="Arial" style:font-size-asian="10pt" style:font-name-complex="Arial"/>
    </style:style>
    <style:style style:name="P10" style:family="paragraph" style:parent-style-name="Text_20_body">
      <style:text-properties officeooo:paragraph-rsid="0039136c"/>
    </style:style>
    <style:style style:name="P11" style:family="paragraph" style:parent-style-name="Text_20_body">
      <style:text-properties officeooo:paragraph-rsid="003309bc"/>
    </style:style>
    <style:style style:name="P12" style:family="paragraph" style:parent-style-name="Text_20_body">
      <style:text-properties officeooo:paragraph-rsid="003a6210"/>
    </style:style>
    <style:style style:name="P13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4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5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16" style:family="paragraph" style:parent-style-name="Table_20_Contents"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17" style:family="paragraph" style:parent-style-name="Table_20_Contents">
      <style:text-properties style:font-name="Arial" fo:font-size="9pt" officeooo:rsid="003523e7" officeooo:paragraph-rsid="0041cc3a" style:font-name-asian="Arial" style:font-size-asian="9pt" style:font-name-complex="Arial" style:font-size-complex="9pt"/>
    </style:style>
    <style:style style:name="P18" style:family="paragraph" style:parent-style-name="Table_20_Contents">
      <style:text-properties officeooo:paragraph-rsid="003523e7"/>
    </style:style>
    <style:style style:name="P19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2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2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3e0ea7" officeooo:paragraph-rsid="003e0ea7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25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26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2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29" style:family="paragraph" style:parent-style-name="Text_20_body">
      <style:paragraph-properties fo:margin-left="1.251cm" fo:margin-right="0cm" fo:text-indent="0cm" style:auto-text-indent="false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31" style:family="paragraph" style:parent-style-name="Standard">
      <style:text-properties officeooo:paragraph-rsid="0034e32c"/>
    </style:style>
    <style:style style:name="P32" style:family="paragraph" style:parent-style-name="Standard">
      <style:text-properties officeooo:paragraph-rsid="00385921"/>
    </style:style>
    <style:style style:name="P33" style:family="paragraph" style:parent-style-name="Standard">
      <style:text-properties officeooo:paragraph-rsid="0039136c"/>
    </style:style>
    <style:style style:name="P34" style:family="paragraph" style:parent-style-name="Standard">
      <style:text-properties officeooo:paragraph-rsid="003a6210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37" style:family="paragraph" style:parent-style-name="Heading_20_9">
      <style:text-properties officeooo:paragraph-rsid="0039136c"/>
    </style:style>
    <style:style style:name="P38" style:family="paragraph" style:parent-style-name="Heading_20_9"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/>
    </style:style>
    <style:style style:name="P39" style:family="paragraph" style:parent-style-name="Heading_20_9" style:list-style-name="">
      <style:paragraph-properties fo:hyphenation-ladder-count="no-limit"/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 fo:hyphenate="false"/>
    </style:style>
    <style:style style:name="P40" style:family="paragraph" style:parent-style-name="Heading_20_9">
      <style:paragraph-properties fo:break-before="page"/>
      <style:text-properties officeooo:paragraph-rsid="003523e7"/>
    </style:style>
    <style:style style:name="P41" style:family="paragraph" style:parent-style-name="Heading_20_9">
      <style:paragraph-properties fo:break-before="page"/>
      <style:text-properties officeooo:paragraph-rsid="0045600e"/>
    </style:style>
    <style:style style:name="P42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c5f0e"/>
    </style:style>
    <style:style style:name="P43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44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5600e"/>
    </style:style>
    <style:style style:name="P45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46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964a0"/>
    </style:style>
    <style:style style:name="P47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f5eda"/>
    </style:style>
    <style:style style:name="P4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3e0ea7" officeooo:paragraph-rsid="003e0ea7"/>
    </style:style>
    <style:style style:name="P49" style:family="paragraph" style:parent-style-name="Preformatted_20_Text">
      <style:paragraph-properties fo:margin-left="2.501cm" fo:margin-right="0cm" fo:text-indent="0cm" style:auto-text-indent="false">
        <style:tab-stops/>
      </style:paragraph-properties>
      <style:text-properties officeooo:paragraph-rsid="004964a0"/>
    </style:style>
    <style:style style:name="P50" style:family="paragraph" style:parent-style-name="Standard">
      <style:text-properties officeooo:paragraph-rsid="0045600e"/>
    </style:style>
    <style:style style:name="P51" style:family="paragraph" style:parent-style-name="Standard">
      <style:text-properties officeooo:paragraph-rsid="0047a9b5"/>
    </style:style>
    <style:style style:name="P52" style:family="paragraph" style:parent-style-name="Standard">
      <style:text-properties officeooo:paragraph-rsid="004eb42b"/>
    </style:style>
    <style:style style:name="P53" style:family="paragraph" style:parent-style-name="Standard">
      <style:text-properties officeooo:paragraph-rsid="0039136c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paragraph-rsid="0045600e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47a9b5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4eb42b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4f1b22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officeooo:paragraph-rsid="0045600e"/>
    </style:style>
    <style:style style:name="P59" style:family="paragraph" style:parent-style-name="Table_20_Contents"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60" style:family="paragraph" style:parent-style-name="Table_20_Contents"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61" style:family="paragraph" style:parent-style-name="Table_20_Contents">
      <style:text-properties officeooo:paragraph-rsid="0045600e"/>
    </style:style>
    <style:style style:name="P62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63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5600e" style:font-name-asian="Arial" style:font-size-asian="9pt" style:font-name-complex="Arial" style:font-size-complex="9pt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f1b22" style:font-name-asian="Arial" style:font-size-asian="9pt" style:font-name-complex="Arial" style:font-size-complex="9pt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officeooo:paragraph-rsid="004f5eda"/>
    </style:style>
    <style:style style:name="P6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eb42b" style:font-name-asian="Arial" style:font-size-asian="9pt" style:font-name-complex="Arial" style:font-size-complex="9pt"/>
    </style:style>
    <style:style style:name="P69" style:family="paragraph" style:parent-style-name="Text_20_body" style:master-page-name="MP0">
      <style:paragraph-properties style:page-number="auto" fo:break-before="page"/>
    </style:style>
    <style:style style:name="P70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71" style:family="paragraph" style:parent-style-name="Text_20_body">
      <style:text-properties officeooo:paragraph-rsid="0045600e"/>
    </style:style>
    <style:style style:name="P72" style:family="paragraph" style:parent-style-name="Text_20_body">
      <style:text-properties officeooo:rsid="0047a9b5" officeooo:paragraph-rsid="0047a9b5"/>
    </style:style>
    <style:style style:name="P73" style:family="paragraph" style:parent-style-name="Text_20_body">
      <style:text-properties officeooo:paragraph-rsid="0039136c"/>
    </style:style>
    <style:style style:name="P74" style:family="paragraph" style:parent-style-name="Text_20_body">
      <style:text-properties officeooo:rsid="003309bc" officeooo:paragraph-rsid="003309bc"/>
    </style:style>
    <style:style style:name="P75" style:family="paragraph" style:parent-style-name="Text_20_body">
      <style:text-properties officeooo:paragraph-rsid="00368b8f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officeooo:paragraph-rsid="0045600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officeooo:rsid="0041cc3a" style:font-size-asian="8pt" style:font-style-asian="normal" style:font-size-complex="8pt" style:font-style-complex="normal"/>
    </style:style>
    <style:style style:name="T3" style:family="text">
      <style:text-properties fo:font-size="20pt" style:font-size-asian="20pt" style:font-size-complex="17pt"/>
    </style:style>
    <style:style style:name="T4" style:family="text">
      <style:text-properties style:font-name="Courier New" fo:font-size="8pt" style:font-size-asian="8pt" style:font-name-complex="Courier New" style:font-size-complex="8pt"/>
    </style:style>
    <style:style style:name="T5" style:family="text">
      <style:text-properties style:font-name="Courier New" fo:font-size="8pt" officeooo:rsid="0039136c" style:font-size-asian="8pt" style:font-name-complex="Courier New" style:font-size-complex="8pt"/>
    </style:style>
    <style:style style:name="T6" style:family="text">
      <style:text-properties style:font-name="Courier New" fo:font-size="8pt" officeooo:rsid="003a6210" style:font-size-asian="8pt" style:font-name-complex="Courier New" style:font-size-complex="8pt"/>
    </style:style>
    <style:style style:name="T7" style:family="text">
      <style:text-properties style:font-name="Courier New" fo:font-size="8pt" officeooo:rsid="003c5f0e" style:font-size-asian="8pt" style:font-name-complex="Courier New" style:font-size-complex="8pt"/>
    </style:style>
    <style:style style:name="T8" style:family="text">
      <style:text-properties style:font-name="Courier New" fo:font-size="8pt" officeooo:rsid="0040c65e" style:font-size-asian="8pt" style:font-name-complex="Courier New" style:font-size-complex="8pt"/>
    </style:style>
    <style:style style:name="T9" style:family="text">
      <style:text-properties style:font-name="Courier New" fo:font-size="8pt" officeooo:rsid="00385921" style:font-size-asian="8pt" style:font-name-complex="Courier New" style:font-size-complex="8pt"/>
    </style:style>
    <style:style style:name="T10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12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13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4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5" style:family="text">
      <style:text-properties style:font-name="Courier New" fo:font-size="8pt" officeooo:rsid="003c5f0e" style:font-name-asian="Liberation Mono" style:font-size-asian="8pt" style:font-name-complex="Courier New" style:font-size-complex="8pt"/>
    </style:style>
    <style:style style:name="T16" style:family="text">
      <style:text-properties style:font-name="Courier New" fo:font-size="8pt" officeooo:rsid="0040c65e" style:font-name-asian="Liberation Mono" style:font-size-asian="8pt" style:font-name-complex="Courier New" style:font-size-complex="8pt"/>
    </style:style>
    <style:style style:name="T17" style:family="text">
      <style:text-properties style:font-name="Courier New" fo:font-size="8pt" officeooo:rsid="0041cc3a" style:font-name-asian="Liberation Mono" style:font-size-asian="8pt" style:font-name-complex="Courier New" style:font-size-complex="8pt"/>
    </style:style>
    <style:style style:name="T18" style:family="text">
      <style:text-properties style:font-name="Courier New" fo:font-size="8pt" officeooo:rsid="004964a0" style:font-name-asian="Liberation Mono" style:font-size-asian="8pt" style:font-name-complex="Courier New" style:font-size-complex="8pt"/>
    </style:style>
    <style:style style:name="T19" style:family="text">
      <style:text-properties style:font-name="Courier New" fo:font-size="8pt" officeooo:rsid="004f5eda" style:font-name-asian="Liberation Mono" style:font-size-asian="8pt" style:font-name-complex="Courier New" style:font-size-complex="8pt"/>
    </style:style>
    <style:style style:name="T20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21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22" style:family="text">
      <style:text-properties style:font-name="Courier New" fo:font-size="8pt" fo:font-style="italic" officeooo:rsid="0040c65e" style:font-size-asian="8pt" style:font-style-asian="italic" style:font-name-complex="Courier New" style:font-size-complex="8pt" style:font-style-complex="italic"/>
    </style:style>
    <style:style style:name="T23" style:family="text">
      <style:text-properties style:font-name="Courier New" fo:font-size="8pt" fo:font-style="italic" officeooo:rsid="004eb42b" style:font-size-asian="8pt" style:font-style-asian="italic" style:font-name-complex="Courier New" style:font-size-complex="8pt" style:font-style-complex="italic"/>
    </style:style>
    <style:style style:name="T24" style:family="text">
      <style:text-properties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25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26" style:family="text">
      <style:text-properties style:font-name="Courier New" fo:font-size="8pt" fo:font-style="normal" officeooo:rsid="003c5f0e" style:font-size-asian="8pt" style:font-style-asian="normal" style:font-name-complex="Courier New" style:font-size-complex="8pt" style:font-style-complex="normal"/>
    </style:style>
    <style:style style:name="T27" style:family="text">
      <style:text-properties style:font-name="Courier New" fo:font-size="8pt" fo:font-style="normal" officeooo:rsid="0041cc3a" style:font-size-asian="8pt" style:font-style-asian="normal" style:font-name-complex="Courier New" style:font-size-complex="8pt" style:font-style-complex="normal"/>
    </style:style>
    <style:style style:name="T28" style:family="text">
      <style:text-properties style:font-name="Courier New" fo:font-size="8pt" fo:font-style="normal" officeooo:rsid="004964a0" style:font-size-asian="8pt" style:font-style-asian="normal" style:font-name-complex="Courier New" style:font-size-complex="8pt" style:font-style-complex="normal"/>
    </style:style>
    <style:style style:name="T29" style:family="text">
      <style:text-properties style:font-name="Courier New" fo:font-size="8pt" fo:font-style="normal" officeooo:rsid="004eb42b" style:font-size-asian="8pt" style:font-style-asian="normal" style:font-name-complex="Courier New" style:font-size-complex="8pt" style:font-style-complex="normal"/>
    </style:style>
    <style:style style:name="T30" style:family="text">
      <style:text-properties style:font-name="Courier New" fo:font-size="8pt" fo:font-style="normal" officeooo:rsid="004f1b22" style:font-size-asian="8pt" style:font-style-asian="normal" style:font-name-complex="Courier New" style:font-size-complex="8pt" style:font-style-complex="normal"/>
    </style:style>
    <style:style style:name="T31" style:family="text">
      <style:text-properties style:font-name="Courier New" fo:font-size="8pt" fo:font-style="normal" officeooo:rsid="0040c65e" style:font-size-asian="8pt" style:font-style-asian="normal" style:font-name-complex="Courier New" style:font-size-complex="8pt" style:font-style-complex="normal"/>
    </style:style>
    <style:style style:name="T32" style:family="text">
      <style:text-properties style:font-name="Courier New" fo:font-size="8pt" fo:font-style="normal" officeooo:rsid="003c5f0e" style:font-name-asian="Arial" style:font-size-asian="8pt" style:font-style-asian="normal" style:font-name-complex="Courier New" style:font-size-complex="8pt" style:font-style-complex="normal"/>
    </style:style>
    <style:style style:name="T33" style:family="text">
      <style:text-properties style:font-name="Courier New" fo:font-size="8pt" fo:font-style="normal" officeooo:rsid="0041cc3a" style:font-name-asian="Arial" style:font-size-asian="8pt" style:font-style-asian="normal" style:font-name-complex="Courier New" style:font-size-complex="8pt" style:font-style-complex="normal"/>
    </style:style>
    <style:style style:name="T34" style:family="text">
      <style:text-properties style:font-name="Courier New" fo:font-size="8pt" fo:font-style="normal" officeooo:rsid="003c5f0e" style:font-name-asian="Liberation Mono" style:font-size-asian="8pt" style:font-style-asian="normal" style:font-name-complex="Courier New" style:font-size-complex="8pt" style:font-style-complex="normal"/>
    </style:style>
    <style:style style:name="T35" style:family="text">
      <style:text-properties style:font-name="Courier New" fo:font-size="8pt" fo:font-style="normal" officeooo:rsid="003e0ea7" style:font-name-asian="Liberation Mono" style:font-size-asian="8pt" style:font-style-asian="normal" style:font-name-complex="Courier New" style:font-size-complex="8pt" style:font-style-complex="normal"/>
    </style:style>
    <style:style style:name="T36" style:family="text">
      <style:text-properties style:font-name="Courier New" fo:font-size="8pt" officeooo:rsid="00255b55" style:font-name-asian="Arial" style:font-size-asian="8pt" style:font-name-complex="Courier New" style:font-size-complex="8pt"/>
    </style:style>
    <style:style style:name="T37" style:family="text">
      <style:text-properties style:font-name="Courier New" fo:font-size="8pt" officeooo:rsid="004964a0" style:font-name-asian="Arial" style:font-size-asian="8pt" style:font-name-complex="Courier New" style:font-size-complex="8pt"/>
    </style:style>
    <style:style style:name="T38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39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40" style:family="text">
      <style:text-properties style:font-name="Courier New" fo:font-size="10pt" officeooo:rsid="00318265" style:font-name-asian="Liberation Mono" style:font-size-asian="10pt" style:font-name-complex="Courier New" style:font-size-complex="10pt"/>
    </style:style>
    <style:style style:name="T41" style:family="text">
      <style:text-properties style:font-name="Courier New" fo:font-size="10pt" officeooo:rsid="0045600e" style:font-name-asian="Liberation Mono" style:font-size-asian="10pt" style:font-name-complex="Courier New" style:font-size-complex="10pt"/>
    </style:style>
    <style:style style:name="T42" style:family="text">
      <style:text-properties style:font-name="Courier New" fo:font-size="10pt" officeooo:rsid="0039136c" style:font-size-asian="8pt" style:font-name-complex="Courier New" style:font-size-complex="8pt"/>
    </style:style>
    <style:style style:name="T43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44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45" style:family="text">
      <style:text-properties fo:color="#000000" style:font-name="Courier New" fo:font-size="8pt" officeooo:rsid="004f1b22" style:font-name-asian="Liberation Mono" style:font-size-asian="8pt" style:font-name-complex="Courier New" style:font-size-complex="8pt"/>
    </style:style>
    <style:style style:name="T46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47" style:family="text">
      <style:text-properties fo:color="#000000" fo:font-size="9pt" style:font-size-asian="9pt" style:font-size-complex="9pt"/>
    </style:style>
    <style:style style:name="T48" style:family="text">
      <style:text-properties fo:color="#000000" fo:font-size="9pt" officeooo:rsid="0034e32c" style:font-size-asian="9pt" style:font-size-complex="9pt"/>
    </style:style>
    <style:style style:name="T49" style:family="text">
      <style:text-properties fo:color="#000000" fo:font-size="9pt" officeooo:rsid="0039136c" style:font-size-asian="9pt" style:font-size-complex="9pt"/>
    </style:style>
    <style:style style:name="T50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51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52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53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54" style:family="text">
      <style:text-properties fo:color="#000000" style:font-name="Arial" fo:font-size="9pt" officeooo:rsid="0045d588" style:font-name-asian="Arial" style:font-size-asian="9pt" style:font-name-complex="Arial" style:font-size-complex="9pt"/>
    </style:style>
    <style:style style:name="T55" style:family="text">
      <style:text-properties fo:color="#000000" style:font-name="Arial" fo:font-size="9pt" officeooo:rsid="0047a9b5" style:font-name-asian="Arial" style:font-size-asian="9pt" style:font-name-complex="Arial" style:font-size-complex="9pt"/>
    </style:style>
    <style:style style:name="T56" style:family="text">
      <style:text-properties fo:color="#000000" style:font-name="Arial" fo:font-size="9pt" officeooo:rsid="004e45c1" style:font-name-asian="Arial" style:font-size-asian="9pt" style:font-name-complex="Arial" style:font-size-complex="9pt"/>
    </style:style>
    <style:style style:name="T57" style:family="text">
      <style:text-properties fo:color="#000000" style:font-name="Arial" fo:font-size="9pt" officeooo:rsid="004eb42b" style:font-name-asian="Arial" style:font-size-asian="9pt" style:font-name-complex="Arial" style:font-size-complex="9pt"/>
    </style:style>
    <style:style style:name="T58" style:family="text">
      <style:text-properties fo:color="#000000" style:font-name="Arial" fo:font-size="9pt" officeooo:rsid="004f1b22" style:font-name-asian="Arial" style:font-size-asian="9pt" style:font-name-complex="Arial" style:font-size-complex="9pt"/>
    </style:style>
    <style:style style:name="T59" style:family="text">
      <style:text-properties fo:color="#000000" style:font-size-complex="8pt"/>
    </style:style>
    <style:style style:name="T60" style:family="text">
      <style:text-properties fo:color="#a9a9a9" fo:font-size="18pt" fo:language="de" fo:country="DE" style:font-size-asian="18pt" style:font-size-complex="16pt"/>
    </style:style>
    <style:style style:name="T61" style:family="text">
      <style:text-properties fo:color="#a9a9a9" fo:font-size="11pt" fo:language="de" fo:country="DE" style:font-size-asian="11pt" style:font-size-complex="12pt"/>
    </style:style>
    <style:style style:name="T62" style:family="text">
      <style:text-properties fo:color="#a9a9a9" fo:font-size="11pt" fo:language="de" fo:country="DE" officeooo:rsid="000bcd64" style:font-size-asian="11pt" style:font-size-complex="12pt"/>
    </style:style>
    <style:style style:name="T63" style:family="text">
      <style:text-properties fo:color="#a9a9a9" fo:font-size="11pt" fo:language="de" fo:country="DE" officeooo:rsid="004f5eda" style:font-size-asian="11pt" style:font-size-complex="12pt"/>
    </style:style>
    <style:style style:name="T64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65" style:family="text">
      <style:text-properties style:font-name="Arial" fo:font-size="10pt" style:font-name-asian="Arial" style:font-size-asian="10pt" style:font-name-complex="Arial"/>
    </style:style>
    <style:style style:name="T66" style:family="text">
      <style:text-properties style:font-name="Arial" fo:font-size="10pt" officeooo:rsid="00318265" style:font-name-asian="Arial" style:font-size-asian="10pt" style:font-name-complex="Arial"/>
    </style:style>
    <style:style style:name="T67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68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69" style:family="text">
      <style:text-properties style:font-name="Arial" fo:font-size="10pt" officeooo:rsid="0045600e" style:font-name-asian="Arial" style:font-size-asian="10pt" style:font-name-complex="Arial" style:font-size-complex="10pt"/>
    </style:style>
    <style:style style:name="T70" style:family="text">
      <style:text-properties style:font-name="Arial" fo:font-size="10pt" officeooo:rsid="004f5eda" style:font-name-asian="Arial" style:font-size-asian="10pt" style:font-name-complex="Arial" style:font-size-complex="10pt"/>
    </style:style>
    <style:style style:name="T71" style:family="text">
      <style:text-properties style:font-name="Arial" fo:font-size="10pt" officeooo:rsid="003309bc" style:font-name-asian="Arial" style:font-size-asian="10pt" style:font-name-complex="Arial"/>
    </style:style>
    <style:style style:name="T72" style:family="text">
      <style:text-properties style:font-name="Arial" fo:font-size="10pt" officeooo:rsid="0034e32c" style:font-name-asian="Arial" style:font-size-asian="10pt" style:font-name-complex="Arial"/>
    </style:style>
    <style:style style:name="T73" style:family="text">
      <style:text-properties style:font-name="Arial" fo:font-size="10pt" officeooo:rsid="00368b8f" style:font-name-asian="Arial" style:font-size-asian="10pt" style:font-name-complex="Arial"/>
    </style:style>
    <style:style style:name="T74" style:family="text">
      <style:text-properties style:font-name="Arial" fo:font-size="10pt" officeooo:rsid="0045600e" style:font-name-asian="Arial" style:font-size-asian="10pt" style:font-name-complex="Arial"/>
    </style:style>
    <style:style style:name="T75" style:family="text">
      <style:text-properties style:font-name="Arial" fo:font-size="10pt" officeooo:rsid="0047a9b5" style:font-name-asian="Arial" style:font-size-asian="10pt" style:font-name-complex="Arial"/>
    </style:style>
    <style:style style:name="T76" style:family="text">
      <style:text-properties style:font-name="Arial" fo:font-size="10pt" officeooo:rsid="004f1b22" style:font-name-asian="Arial" style:font-size-asian="10pt" style:font-name-complex="Arial"/>
    </style:style>
    <style:style style:name="T77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78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79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80" style:family="text">
      <style:text-properties style:font-name="Arial" fo:font-size="9pt" officeooo:rsid="003523e7" style:font-name-asian="Arial" style:font-size-asian="9pt" style:font-name-complex="Arial" style:font-size-complex="9pt"/>
    </style:style>
    <style:style style:name="T81" style:family="text">
      <style:text-properties style:font-name="Arial" fo:font-size="9pt" officeooo:rsid="0040c65e" style:font-name-asian="Arial" style:font-size-asian="9pt" style:font-name-complex="Arial" style:font-size-complex="9pt"/>
    </style:style>
    <style:style style:name="T82" style:family="text">
      <style:text-properties style:font-name="Arial" fo:font-size="9pt" officeooo:rsid="00385921" style:font-name-asian="Arial" style:font-size-asian="9pt" style:font-name-complex="Arial" style:font-size-complex="9pt"/>
    </style:style>
    <style:style style:name="T83" style:family="text">
      <style:text-properties style:font-name="Arial" fo:font-size="9pt" officeooo:rsid="004eb42b" style:font-name-asian="Arial" style:font-size-asian="9pt" style:font-name-complex="Arial" style:font-size-complex="9pt"/>
    </style:style>
    <style:style style:name="T84" style:family="text">
      <style:text-properties style:font-name="Arial" fo:font-size="9pt" fo:font-style="normal" officeooo:rsid="003c5f0e" style:font-name-asian="Arial" style:font-size-asian="9pt" style:font-style-asian="normal" style:font-name-complex="Arial" style:font-size-complex="9pt" style:font-style-complex="normal"/>
    </style:style>
    <style:style style:name="T85" style:family="text">
      <style:text-properties style:font-name="Arial" fo:font-size="9pt" fo:font-style="normal" officeooo:rsid="0041cc3a" style:font-name-asian="Arial" style:font-size-asian="9pt" style:font-style-asian="normal" style:font-name-complex="Arial" style:font-size-complex="9pt" style:font-style-complex="normal"/>
    </style:style>
    <style:style style:name="T86" style:family="text">
      <style:text-properties style:font-name="Arial" fo:font-size="9pt" fo:font-style="normal" officeooo:rsid="0043b762" style:font-name-asian="Arial" style:font-size-asian="9pt" style:font-style-asian="normal" style:font-name-complex="Arial" style:font-size-complex="9pt" style:font-style-complex="normal"/>
    </style:style>
    <style:style style:name="T87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88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89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90" style:family="text">
      <style:text-properties style:font-name="Arial" fo:font-size="11pt" fo:font-weight="bold" officeooo:rsid="0045600e" style:font-name-asian="Source Han Sans CN Regular" style:font-size-asian="11pt" style:font-weight-asian="bold" style:font-name-complex="Lohit Devanagari" style:font-size-complex="14pt" style:font-weight-complex="bold"/>
    </style:style>
    <style:style style:name="T91" style:family="text">
      <style:text-properties style:font-name="Arial" fo:font-size="8pt" fo:font-style="normal" officeooo:rsid="0041cc3a" style:font-name-asian="Arial" style:font-size-asian="8pt" style:font-style-asian="normal" style:font-name-complex="Arial" style:font-size-complex="8pt" style:font-style-complex="normal"/>
    </style:style>
    <style:style style:name="T92" style:family="text">
      <style:text-properties officeooo:rsid="00368b8f"/>
    </style:style>
    <style:style style:name="T93" style:family="text">
      <style:text-properties officeooo:rsid="00385921"/>
    </style:style>
    <style:style style:name="T94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95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3c5f0e" style:font-style-asian="normal" style:font-style-complex="normal"/>
    </style:style>
    <style:style style:name="T98" style:family="text">
      <style:text-properties fo:font-style="normal" officeooo:rsid="003e0ea7" style:font-style-asian="normal" style:font-style-complex="normal"/>
    </style:style>
    <style:style style:name="T99" style:family="text">
      <style:text-properties fo:font-style="normal" officeooo:rsid="0041cc3a" style:font-style-asian="normal" style:font-style-complex="normal"/>
    </style:style>
    <style:style style:name="T100" style:family="text">
      <style:text-properties fo:font-style="normal" officeooo:rsid="0043b762" style:font-style-asian="normal" style:font-style-complex="normal"/>
    </style:style>
    <style:style style:name="T101" style:family="text">
      <style:text-properties fo:font-style="normal" officeooo:rsid="004f1b22" style:font-style-asian="normal" style:font-style-complex="normal"/>
    </style:style>
    <style:style style:name="T102" style:family="text">
      <style:text-properties fo:font-style="normal" officeooo:rsid="0040c65e" style:font-style-asian="normal" style:font-style-complex="normal"/>
    </style:style>
    <style:style style:name="T103" style:family="text">
      <style:text-properties officeooo:rsid="003e0ea7"/>
    </style:style>
    <style:style style:name="T104" style:family="text">
      <style:text-properties officeooo:rsid="0040c65e"/>
    </style:style>
    <style:style style:name="T105" style:family="text">
      <style:text-properties officeooo:rsid="004eb42b"/>
    </style:style>
    <style:style style:name="T106" style:family="text">
      <style:text-properties officeooo:rsid="004f1b22"/>
    </style:style>
    <style:style style:name="T107" style:family="text">
      <style:text-properties fo:font-style="italic" officeooo:rsid="0040c65e" style:font-style-asian="italic" style:font-style-complex="italic"/>
    </style:style>
    <style:style style:name="T108" style:family="text">
      <style:text-properties officeooo:rsid="004f5eda"/>
    </style:style>
    <style:style style:name="T109" style:family="text">
      <style:text-properties officeooo:rsid="005020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Absatz-Standardschriftart"><text:span text:style-name="T1"><text:s/></text:span></text:span><text:span text:style-name="Absatz-Standardschriftart"><text:span text:style-name="T60">X</text:span></text:span><text:span text:style-name="Absatz-Standardschriftart"><text:span text:style-name="T64">foil_worker</text:span></text:span><text:span text:style-name="Absatz-Standardschriftart"><text:span text:style-name="T60"> <text:s/></text:span></text:span><text:span text:style-name="Absatz-Standardschriftart"><text:span text:style-name="T61">v1.5</text:span></text:span><text:span text:style-name="Absatz-Standardschriftart"><text:span text:style-name="T62">2.</text:span></text:span><text:span text:style-name="Absatz-Standardschriftart"><text:span text:style-name="T63">1</text:span></text:span><text:span text:style-name="Absatz-Standardschriftart"><text:span text:style-name="T60"> </text:span></text:span></text:p>
      <text:h text:style-name="Heading_20_2" text:outline-level="2"><text:span text:style-name="Absatz-Standardschriftart"><text:span text:style-name="T3">Reference</text:span></text:span></text:h>
      <text:p text:style-name="P1"><text:line-break/>Jochen Guenzel 2020</text:p>
      <text:p text:style-name="P7"/>
      <text:p text:style-name="P7">Xfoil_worker is a small command line tool to do various tasks around airfoil optimization. It is especially useful for automization of the optimization process.</text:p>
      <text:p text:style-name="P7"/>
      <text:p text:style-name="Text_20_body">Usage:</text:p>
      <text:p text:style-name="P29"><text:span text:style-name="Absatz-Standardschriftart"><text:span text:style-name="T38">Xfoil_worker -w worker_action [Options]</text:span></text:span></text:p>
      <text:p text:style-name="Text_20_body"><text:span text:style-name="Absatz-Standardschriftart"><text:span text:style-name="T66">Fol</text:span></text:span><text:span text:style-name="Absatz-Standardschriftart">llowing actions are supported </text:span></text:p>
      <text:p text:style-name="P30"><text:span text:style-name="Absatz-Standardschriftart"><text:span text:style-name="T38">-w polars <text:s text:c="8"/></text:span></text:span><text:span text:style-name="Absatz-Standardschriftart"><text:span text:style-name="T67">Generate polars for an airfoil</text:span></text:span></text:p>
      <text:p text:style-name="P30"><text:span text:style-name="Absatz-Standardschriftart"><text:span text:style-name="T38">-w </text:span></text:span><text:span text:style-name="Absatz-Standardschriftart"><text:span text:style-name="T39">norm <text:s/></text:span></text:span><text:span text:style-name="Absatz-Standardschriftart"><text:span text:style-name="T38"><text:s text:c="9"/></text:span></text:span><text:span text:style-name="Absatz-Standardschriftart"><text:span text:style-name="T67">Repanel </text:span></text:span><text:span text:style-name="Absatz-Standardschriftart"><text:span text:style-name="T68">and </text:span></text:span><text:span text:style-name="Absatz-Standardschriftart"><text:span text:style-name="T67">normalize an airfoil</text:span></text:span></text:p>
      <text:p text:style-name="P30"><text:span text:style-name="Absatz-Standardschriftart"><text:span text:style-name="T38">-w smooth <text:s text:c="8"/></text:span></text:span><text:span text:style-name="Absatz-Standardschriftart"><text:span text:style-name="T67">Repanel, </text:span></text:span><text:span text:style-name="Absatz-Standardschriftart"><text:span text:style-name="T68">normalize</text:span></text:span><text:span text:style-name="Absatz-Standardschriftart"><text:span text:style-name="T67"> and smooth an airfoil </text:span></text:span></text:p>
      <text:p text:style-name="P77"><text:span text:style-name="Absatz-Standardschriftart"><text:span text:style-name="T40">-w f</text:span></text:span><text:span text:style-name="Absatz-Standardschriftart"><text:span text:style-name="T41">lap</text:span></text:span><text:span text:style-name="Absatz-Standardschriftart"><text:span text:style-name="T40"> <text:s text:c="10"/></text:span></text:span><text:span text:style-name="Absatz-Standardschriftart"><text:span text:style-name="T67">S</text:span></text:span><text:span text:style-name="Absatz-Standardschriftart"><text:span text:style-name="T69">et flap at an</text:span></text:span><text:span text:style-name="Absatz-Standardschriftart"><text:span text:style-name="T67"> airfoil – </text:span></text:span><text:span text:style-name="Absatz-Standardschriftart"><text:span text:style-name="T69">after repaneling and normalizing) </text:span></text:span><text:span text:style-name="Absatz-Standardschriftart"><text:span text:style-name="T70">is done</text:span></text:span></text:p>
      <text:p text:style-name="P7">The options for the various actions are described in the following sections.</text:p>
      <text:p text:style-name="P3"/>
      <text:h text:style-name="Heading_20_9" text:outline-level="9">Generat<text:span text:style-name="T109">e</text:span> polars <text:span text:style-name="T109">for an airfoil</text:span> ( -w polars)</text:h>
      <text:p text:style-name="Text_20_body"/>
      <text:p text:style-name="P11"><text:span text:style-name="T71">A defined polar for an airfoil will be generated in Xfoils polar format. The polar file is ready to be imported into xflr5 or flow5 via the menu function “Polars / Import Xfoil Polar(s)”. The definition for the polar and Xfoils initial parameters are defined in an Xoptfoil input file. Please find the description of the parameters </text:span><text:span text:style-name="T72">in the Xoptfoil(-JX) documentation. </text:span></text:p>
      <text:p text:style-name="P4">Command line options used for polar generation:</text:p>
      <text:p text:style-name="P4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<text:span text:style-name="Absatz-Standardschriftart"><text:span text:style-name="T4">-i input_file</text:span></text:span></text:p>
          </table:table-cell>
          <table:table-cell table:style-name="Tabelle1.A1" office:value-type="string">
            <text:p text:style-name="P31"><text:span text:style-name="Absatz-Standardschriftart"><text:span text:style-name="T78">N</text:span></text:span><text:span text:style-name="Absatz-Standardschriftart"><text:span text:style-name="T50">ame of an Xoptfoil input file </text:span></text:span><text:span text:style-name="Absatz-Standardschriftart"><text:span text:style-name="T51">to read the settings for the polar generation. </text:span></text:span><text:span text:style-name="Absatz-Standardschriftart"><text:span text:style-name="T48">O</text:span></text:span><text:span text:style-name="Absatz-Standardschriftart"><text:span text:style-name="T51">nly the following namelists are needed for polar generation:</text:span></text:span></text:p>
            <text:p text:style-name="P31"><text:span text:style-name="Absatz-Standardschriftart"><text:span text:style-name="T51"/></text:span></text:p>
            <text:p text:style-name="P31"><text:span text:style-name="Absatz-Standardschriftart"><text:span text:style-name="T43">&amp;polar_generation</text:span></text:span></text:p>
            <text:p text:style-name="P22"><text:span text:style-name="Absatz-Standardschriftart"><text:span text:style-name="T51">Settings for polar: polar type, based on cl oder alpha, value range</text:span></text:span></text:p>
            <text:p text:style-name="P35"><text:span text:style-name="Absatz-Standardschriftart"><text:span text:style-name="T47"><text:line-break/></text:span></text:span><text:span text:style-name="Absatz-Standardschriftart"><text:span text:style-name="T43">&amp;xfoil_run_options</text:span></text:span><text:span text:style-name="Absatz-Standardschriftart"><text:span text:style-name="T48"> <text:s text:c="17"/>- optional </text:span></text:span></text:p>
            <text:p text:style-name="P23"><text:span text:style-name="Absatz-Standardschriftart"><text:span text:style-name="T51">Options for Xfoils aerodynamic calculations. Normally the default values are fine, so this namelist is optional</text:span></text:span></text:p>
            <text:p text:style-name="P31"><text:span text:style-name="Absatz-Standardschriftart"><text:span text:style-name="T51"/></text:span></text:p>
            <text:p text:style-name="P32"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23"><text:span text:style-name="Absatz-Standardschriftart"><text:span text:style-name="T51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19"><text:span text:style-name="Absatz-Standardschriftart"><text:span text:style-name="T10"><text:s/></text:span></text:span><text:span text:style-name="Absatz-Standardschriftart"><text:span text:style-name="T14">[</text:span></text:span><text:span text:style-name="Absatz-Standardschriftart"><text:span text:style-name="T10">-r xxxxxx</text:span></text:span><text:span text:style-name="Absatz-Standardschriftart"><text:span text:style-name="T14">]</text:span></text:span></text:p>
          </table:table-cell>
          <table:table-cell table:style-name="Tabelle1.A2" office:value-type="string">
            <text:p text:style-name="P13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19"><text:span text:style-name="Absatz-Standardschriftart"><text:span text:style-name="T10"><text:s/>-a airfoil_file</text:span></text:span></text:p>
          </table:table-cell>
          <table:table-cell table:style-name="Tabelle1.A2" office:value-type="string">
            <text:p text:style-name="P16">The name of the airfoil file. </text:p>
            <text:p text:style-name="P16"/>
            <text:p text:style-name="P16"><text:span text:style-name="T104">If option -o is omitted</text:span> <text:span text:style-name="T104">t</text:span>he generated polar will be written to the f<text:span text:style-name="T104">older</text:span></text:p>
            <text:p text:style-name="P16"/>
            <text:p text:style-name="P28"><text:soft-page-break/><text:span text:style-name="T107">&lt;</text:span><text:span text:style-name="Absatz-Standardschriftart"><text:span text:style-name="T22">airfoil_name&gt;</text:span></text:span><text:span text:style-name="Absatz-Standardschriftart"><text:span text:style-name="T20">_</text:span></text:span><text:span text:style-name="Absatz-Standardschriftart"><text:span text:style-name="T4">polars</text:span></text:span></text:p>
          </table:table-cell>
        </table:table-row>
        <table:table-row>
          <table:table-cell table:style-name="Tabelle1.A2" office:value-type="string">
            <text:p text:style-name="P19"><text:span text:style-name="Absatz-Standardschriftart"><text:span text:style-name="T4"><text:s/></text:span></text:span><text:span text:style-name="Absatz-Standardschriftart"><text:span text:style-name="T8">[</text:span></text:span><text:span text:style-name="Absatz-Standardschriftart"><text:span text:style-name="T4">-o output_prefix</text:span></text:span><text:span text:style-name="Absatz-Standardschriftart"><text:span text:style-name="T8">]</text:span></text:span></text:p>
          </table:table-cell>
          <table:table-cell table:style-name="Tabelle1.A2" office:value-type="string">
            <text:p text:style-name="P18"><text:span text:style-name="T80">The generated polar will be written to the f</text:span><text:span text:style-name="T81">older</text:span></text:p>
            <text:p text:style-name="P13"/>
            <text:p text:style-name="P25"><text:span text:style-name="T102">&lt;</text:span><text:span text:style-name="Absatz-Standardschriftart"><text:span text:style-name="T24">output_prefix</text:span></text:span><text:span text:style-name="Absatz-Standardschriftart"><text:span text:style-name="T31">&gt;</text:span></text:span><text:span text:style-name="Absatz-Standardschriftart"><text:span text:style-name="T24">_</text:span></text:span><text:span text:style-name="Absatz-Standardschriftart"><text:span text:style-name="T4">polars</text:span></text:span></text:p>
          </table:table-cell>
        </table:table-row>
      </table:table>
      <text:p text:style-name="Text_20_body"/>
      <text:p text:style-name="Text_20_body"/>
      <text:p text:style-name="Text_20_body">Example:</text:p>
      <text:p text:style-name="P47"><text:span text:style-name="Absatz-Standardschriftart"><text:span text:style-name="T11">Xfoil_worker -i iPolars.txt -r 600000 -a RG15.dat -o RG15</text:span></text:span><text:span text:style-name="Absatz-Standardschriftart"><text:span text:style-name="T4"><text:line-break/></text:span></text:span><text:span text:style-name="Absatz-Standardschriftart"><text:span text:style-name="T11">Xfoil_worker -i iPolars.txt -a </text:span></text:span><text:span text:style-name="Absatz-Standardschriftart"><text:span text:style-name="T16">Clarky</text:span></text:span><text:span text:style-name="Absatz-Standardschriftart"><text:span text:style-name="T11">.dat </text:span></text:span></text:p>
      <text:p text:style-name="P47"><text:span text:style-name="Absatz-Standardschriftart"><text:span text:style-name="T11"/></text:span></text:p>
      <text:p text:style-name="P47"><text:span text:style-name="Absatz-Standardschriftart"><text:span text:style-name="T11"/></text:span></text:p>
      <text:p text:style-name="P47"><text:span text:style-name="Absatz-Standardschriftart"><text:span text:style-name="T19">iPolars.txt: </text:span></text:span></text:p>
      <text:p text:style-name="P47"><text:span text:style-name="Absatz-Standardschriftart"><text:span text:style-name="T19"/></text:span></text:p>
      <text:p text:style-name="P47"><text:span text:style-name="Absatz-Standardschriftart"><text:span text:style-name="T4">&amp;polar_generation<text:line-break/> <text:s/>generate_polars = .true. <text:line-break/> <text:s/>type_of_polar <text:s text:c="2"/>= 1 <text:line-break/> <text:s/>op_mode <text:s text:c="8"/>= 'spec-al'<text:line-break/> <text:s/>op_point_range <text:s/>= -4, 13, 0.25</text:span></text:span></text:p>
      <text:p text:style-name="P47"><text:span text:style-name="Absatz-Standardschriftart"><text:span text:style-name="T10"><text:s text:c="2"/>polar_reynolds <text:s/></text:span></text:span><text:span text:style-name="Absatz-Standardschriftart"><text:span text:style-name="T19">= 20000, 50000, 100000, 200000, 500000</text:span></text:span></text:p>
      <text:p text:style-name="P47"><text:span text:style-name="Absatz-Standardschriftart"><text:span text:style-name="T4">/<text:line-break/><text:line-break/></text:span></text:span></text:p>
      <text:h text:style-name="P37" text:outline-level="9"><text:span text:style-name="Absatz-Standardschriftart"><text:span text:style-name="T87"/></text:span></text:h>
      <text:h text:style-name="P37" text:outline-level="9"><text:span text:style-name="Absatz-Standardschriftart"><text:span text:style-name="T87"/></text:span></text:h>
      <text:h text:style-name="P37" text:outline-level="9"><text:span text:style-name="Absatz-Standardschriftart"><text:span text:style-name="T87">R</text:span></text:span><text:span text:style-name="Absatz-Standardschriftart"><text:span text:style-name="T88">epanel and normalize </text:span></text:span><text:span text:style-name="T87">an airfoil </text:span>( -w <text:span text:style-name="T87">n</text:span><text:span text:style-name="T88">orm</text:span>)</text:h>
      <text:p text:style-name="P10"/>
      <text:p text:style-name="P8">A<text:span text:style-name="T92">n airfoil will be repaneled by Xfoils PANGEN routine and normalized to have the leading edge at 0,0 and the trailing edge at 1,0. <text:s/>The new airfoil will have 7 decimals in the .dat file. </text:span></text:p>
      <text:p text:style-name="P9">The default number of data points of the new airfoil will be 200. The value can be changed if a Xoptfoil inputs file is with namelist <text:s/><text:span text:style-name="Absatz-Standardschriftart"><text:span text:style-name="T43">&amp;xfoil_paneling_options </text:span></text:span><text:span text:style-name="Absatz-Standardschriftart"><text:span text:style-name="T59">is defined. Depending on the “micro situation” at the leading edge an additional data point at 0,0 will be inserted. So the final number of data points can be </text:span></text:span><text:span text:style-name="Absatz-Standardschriftart"><text:span text:style-name="T46">npan</text:span></text:span><text:span text:style-name="Absatz-Standardschriftart"><text:span text:style-name="T43"> + 1.</text:span></text:span> </text:p>
      <text:p text:style-name="P10"><text:span text:style-name="Absatz-Standardschriftart"><text:span text:style-name="T77"/></text:span></text:p>
      <text:p text:style-name="P10"><text:span text:style-name="Absatz-Standardschriftart"><text:span text:style-name="T77">Command line options used for polar generation:</text:span></text:span></text:p>
      <text:p text:style-name="P10"><text:span text:style-name="Absatz-Standardschriftart"><text:span text:style-name="T77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<text:span text:style-name="Absatz-Standardschriftart"><text:span text:style-name="T5">[</text:span></text:span><text:span text:style-name="Absatz-Standardschriftart"><text:span text:style-name="T4">-i input_file</text:span></text:span><text:span text:style-name="Absatz-Standardschriftart"><text:span text:style-name="T42">]</text:span></text:span></text:p>
          </table:table-cell>
          <table:table-cell table:style-name="Tabelle2.A1" office:value-type="string">
            <text:p text:style-name="P33"><text:span text:style-name="Absatz-Standardschriftart"><text:span text:style-name="T78">- </text:span></text:span><text:span text:style-name="Absatz-Standardschriftart"><text:span text:style-name="T79">optional - </text:span></text:span><text:span text:style-name="Absatz-Standardschriftart"><text:span text:style-name="T78">N</text:span></text:span><text:span text:style-name="Absatz-Standardschriftart"><text:span text:style-name="T50">ame of a Xoptfoil input file </text:span></text:span><text:span text:style-name="Absatz-Standardschriftart"><text:span text:style-name="T51">to read the settings for r</text:span></text:span><text:span text:style-name="Absatz-Standardschriftart"><text:span text:style-name="T52">epaneling</text:span></text:span><text:span text:style-name="Absatz-Standardschriftart"><text:span text:style-name="T51">. </text:span></text:span><text:span text:style-name="Absatz-Standardschriftart"><text:span text:style-name="T48">O</text:span></text:span><text:span text:style-name="Absatz-Standardschriftart"><text:span text:style-name="T51">nly the following namelists are u</text:span></text:span><text:span text:style-name="Absatz-Standardschriftart"><text:span text:style-name="T53">sed</text:span></text:span><text:span text:style-name="Absatz-Standardschriftart"><text:span text:style-name="T51"> for r</text:span></text:span><text:span text:style-name="Absatz-Standardschriftart"><text:span text:style-name="T53">epaneling</text:span></text:span><text:span text:style-name="Absatz-Standardschriftart"><text:span text:style-name="T51">:</text:span></text:span></text:p>
            <text:p text:style-name="P33"><text:span text:style-name="Absatz-Standardschriftart"><text:span text:style-name="T51"/></text:span></text:p>
            <text:p text:style-name="P34"><text:span text:style-name="Absatz-Standardschriftart"><text:span text:style-name="T43">&amp;xfoil_paneling_options</text:span></text:span><text:span text:style-name="Absatz-Standardschriftart"><text:span text:style-name="T48"> <text:s text:c="9"/>- optional -</text:span></text:span></text:p>
            <text:p text:style-name="P24"><text:span text:style-name="Absatz-Standardschriftart"><text:span text:style-name="T47"><text:line-break/></text:span></text:span><text:span text:style-name="Absatz-Standardschriftart"><text:span text:style-name="T51">Options for Xfoils repaneling. Normally the default values are fine.</text:span></text:span></text:p>
            <text:p text:style-name="P24"><text:span text:style-name="Absatz-Standardschriftart"><text:span text:style-name="T49"/></text:span></text:p>
          </table:table-cell>
        </table:table-row>
        <table:table-row>
          <table:table-cell table:style-name="Tabelle2.A1" office:value-type="string">
            <text:p text:style-name="P20"><text:span text:style-name="Absatz-Standardschriftart"><text:span text:style-name="T10">-a airfoil_file</text:span></text:span></text:p>
          </table:table-cell>
          <table:table-cell table:style-name="Tabelle2.A1" office:value-type="string">
            <text:p text:style-name="P15"><text:span text:style-name="T108">N</text:span>ame of the airfoil file </text:p>
          </table:table-cell>
        </table:table-row>
        <table:table-row>
          <table:table-cell table:style-name="Tabelle2.A3" office:value-type="string">
            <text:p text:style-name="P20"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2.A3" office:value-type="string">
            <text:p text:style-name="P15"><text:span text:style-name="T93">Name of the smoothed airfoil. Following file will be generated</text:span> </text:p>
            <text:p text:style-name="P15"/>
            <text:p text:style-name="P27"><text:span text:style-name="Absatz-Standardschriftart"><text:span text:style-name="T26">&lt;</text:span></text:span><text:span text:style-name="Absatz-Standardschriftart"><text:span text:style-name="T24">output_prefix</text:span></text:span><text:span text:style-name="Absatz-Standardschriftart"><text:span text:style-name="T26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27"><text:span text:style-name="Absatz-Standardschriftart"><text:span text:style-name="T25"/></text:span></text:p>
            <text:p text:style-name="P67"><text:span text:style-name="Absatz-Standardschriftart"><text:span text:style-name="T84">If <text:s/>option -</text:span></text:span><text:span text:style-name="Absatz-Standardschriftart"><text:span text:style-name="T85">o</text:span></text:span><text:span text:style-name="Absatz-Standardschriftart"><text:span text:style-name="T84"> </text:span></text:span><text:span text:style-name="Absatz-Standardschriftart"><text:span text:style-name="T86">is </text:span></text:span><text:span text:style-name="Absatz-Standardschriftart"><text:span text:style-name="T84">omitted, the name of the output file will be </text:span></text:span></text:p>
            <text:p text:style-name="P67"><text:span text:style-name="Absatz-Standardschriftart"><text:span text:style-name="T84"><text:line-break/> <text:s text:c="13"/>&lt;</text:span></text:span><text:span text:style-name="Absatz-Standardschriftart"><text:span text:style-name="T91">a</text:span></text:span><text:span text:style-name="Absatz-Standardschriftart"><text:span text:style-name="T33">irfoil_name</text:span></text:span><text:span text:style-name="Absatz-Standardschriftart"><text:span text:style-name="T32">&gt;_</text:span></text:span><text:span text:style-name="Absatz-Standardschriftart"><text:span text:style-name="T33">norm</text:span></text:span><text:span text:style-name="Absatz-Standardschriftart"><text:span text:style-name="T32">.dat</text:span></text:span></text:p>
          </table:table-cell>
        </table:table-row>
        <table:table-row>
          <table:table-cell table:style-name="Tabelle2.A3" office:value-type="string">
            <text:p text:style-name="P21"><text:span text:style-name="Absatz-Standardschriftart"><text:span text:style-name="T10">[-v]</text:span></text:span></text:p>
          </table:table-cell>
          <table:table-cell table:style-name="Tabelle2.A3" office:value-type="string">
            <text:p text:style-name="P15">- <text:span text:style-name="T103">optional - I</text:span><text:span text:style-name="Absatz-Standardschriftart"><text:span text:style-name="T97">n addition to the new airfoil .dat file, a file </text:span></text:span><text:span text:style-name="Absatz-Standardschriftart"><text:span text:style-name="T98">&lt;</text:span></text:span><text:span text:style-name="Absatz-Standardschriftart"><text:span text:style-name="T34">output_prefix_design</text:span></text:span><text:span text:style-name="Absatz-Standardschriftart"><text:span text:style-name="T35">&gt;</text:span></text:span><text:span text:style-name="Absatz-Standardschriftart"><text:span text:style-name="T34">_coordinates.dat</text:span></text:span><text:span text:style-name="Absatz-Standardschriftart"><text:span text:style-name="T97"> will be generated allow</text:span></text:span><text:span text:style-name="Absatz-Standardschriftart"><text:span text:style-name="T99">ing</text:span></text:span><text:span text:style-name="Absatz-Standardschriftart"><text:span text:style-name="T97"> to inspect the result of repanel and normalize with Xoptfoil_visualizer-JX.</text:span></text:span></text:p>
          </table:table-cell>
        </table:table-row>
      </table:table>
      <text:p text:style-name="P10"><text:span text:style-name="Absatz-Standardschriftart"/></text:p>
      <text:p text:style-name="P10">Example:</text:p>
      <text:p text:style-name="P20"><text:soft-page-break/><text:span text:style-name="Absatz-Standardschriftart"><text:span text:style-name="T11">Xfoil_worker <text:s/>-</text:span></text:span><text:span text:style-name="Absatz-Standardschriftart"><text:span text:style-name="T13">w norm </text:span></text:span><text:span text:style-name="Absatz-Standardschriftart"><text:span text:style-name="T11">-a RG15.dat </text:span></text:span><text:span text:style-name="Absatz-Standardschriftart"><text:span text:style-name="T94">-</text:span></text:span><text:span text:style-name="Absatz-Standardschriftart"><text:span text:style-name="T95">o</text:span></text:span><text:span text:style-name="Absatz-Standardschriftart"><text:span text:style-name="T11"> </text:span></text:span><text:span text:style-name="Absatz-Standardschriftart"><text:span text:style-name="T12">RG15_n</text:span></text:span><text:span text:style-name="Absatz-Standardschriftart"><text:span text:style-name="T17">ormalized</text:span></text:span><text:span text:style-name="Absatz-Standardschriftart"><text:span text:style-name="T11"> </text:span></text:span><text:span text:style-name="Absatz-Standardschriftart"><text:span text:style-name="T36"><text:line-break/></text:span></text:span></text:p>
      <text:h text:style-name="P38" text:outline-level="9"/>
      <text:h text:style-name="P39" text:outline-level="9"/>
      <text:h text:style-name="P40" text:outline-level="9"><text:span text:style-name="T87">Smoot</text:span><text:span text:style-name="T89">h</text:span><text:span text:style-name="T87"> an airfoil </text:span>( -w <text:span text:style-name="T87">smooth</text:span>)</text:h>
      <text:p text:style-name="P5"/>
      <text:p text:style-name="P75"><text:span text:style-name="T71">A</text:span><text:span text:style-name="T73">n airfoil will be repaneled by Xfoils PANGEN routine, normalized and smoothed by Xoptfoil-JX smoothing algorithm (‘Chaikin Corner Cut’). This action is useful either in preparing an airfoil for optimization or to improve the geometric quality of a</text:span><text:span text:style-name="T76">n</text:span><text:span text:style-name="T73"> airfoil collection. </text:span></text:p>
      <text:p text:style-name="P12"><text:span text:style-name="Absatz-Standardschriftart"><text:span text:style-name="T77"/></text:span></text:p>
      <text:p text:style-name="P6"><text:span text:style-name="Absatz-Standardschriftart"><text:span text:style-name="T77">Command line options used for polar generation:</text:span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43"><text:span text:style-name="Absatz-Standardschriftart"><text:span text:style-name="T6">[</text:span></text:span><text:span text:style-name="Absatz-Standardschriftart"><text:span text:style-name="T4">-i input_file</text:span></text:span><text:span text:style-name="Absatz-Standardschriftart"><text:span text:style-name="T6">]</text:span></text:span></text:p>
          </table:table-cell>
          <table:table-cell table:style-name="Tabelle10.A1" office:value-type="string">
            <text:p text:style-name="P34"><text:span text:style-name="Absatz-Standardschriftart"><text:span text:style-name="T78">- </text:span></text:span><text:span text:style-name="Absatz-Standardschriftart"><text:span text:style-name="T79">optional - </text:span></text:span><text:span text:style-name="Absatz-Standardschriftart"><text:span text:style-name="T78">N</text:span></text:span><text:span text:style-name="Absatz-Standardschriftart"><text:span text:style-name="T50">ame of an Xoptfoil input file </text:span></text:span><text:span text:style-name="Absatz-Standardschriftart"><text:span text:style-name="T51">to read the settings for r</text:span></text:span><text:span text:style-name="Absatz-Standardschriftart"><text:span text:style-name="T52">epaneling and smoothing</text:span></text:span><text:span text:style-name="Absatz-Standardschriftart"><text:span text:style-name="T51">. </text:span></text:span><text:span text:style-name="Absatz-Standardschriftart"><text:span text:style-name="T48">O</text:span></text:span><text:span text:style-name="Absatz-Standardschriftart"><text:span text:style-name="T51">nly the following namelists w</text:span></text:span><text:span text:style-name="Absatz-Standardschriftart"><text:span text:style-name="T58">ill be</text:span></text:span><text:span text:style-name="Absatz-Standardschriftart"><text:span text:style-name="T51"> u</text:span></text:span><text:span text:style-name="Absatz-Standardschriftart"><text:span text:style-name="T53">sed</text:span></text:span><text:span text:style-name="Absatz-Standardschriftart"><text:span text:style-name="T51"> for s</text:span></text:span><text:span text:style-name="Absatz-Standardschriftart"><text:span text:style-name="T53">moothing</text:span></text:span><text:span text:style-name="Absatz-Standardschriftart"><text:span text:style-name="T51">:</text:span></text:span></text:p>
            <text:p text:style-name="P32"><text:span text:style-name="Absatz-Standardschriftart"><text:span text:style-name="T51"/></text:span></text:p>
            <text:p text:style-name="P36"><text:span text:style-name="Absatz-Standardschriftart"><text:span text:style-name="T43">&amp;smoothing_options</text:span></text:span><text:span text:style-name="Absatz-Standardschriftart"><text:span text:style-name="T46"> <text:s text:c="8"/></text:span></text:span><text:span text:style-name="Absatz-Standardschriftart"><text:span text:style-name="T51">- optional </text:span></text:span></text:p>
            <text:p text:style-name="P36"><text:span text:style-name="Absatz-Standardschriftart"><text:span text:style-name="T43"/></text:span></text:p>
            <text:p text:style-name="P56"><text:span text:style-name="Absatz-Standardschriftart"><text:span text:style-name="T43"><text:s text:c="2"/>spike_threshold <text:s text:c="2"/></text:span></text:span><text:span text:style-name="Absatz-Standardschriftart"><text:span text:style-name="T51">t</text:span></text:span><text:span text:style-name="Absatz-Standardschriftart"><text:span text:style-name="T57">hreshold for spike detection </text:span></text:span><text:span text:style-name="Absatz-Standardschriftart"><text:span text:style-name="T51"><text:s/></text:span></text:span><text:span text:style-name="Absatz-Standardschriftart"><text:span text:style-name="T55">(default = 0.8)</text:span></text:span><text:span text:style-name="Absatz-Standardschriftart"><text:span text:style-name="T43"><text:line-break/></text:span></text:span></text:p>
            <text:p text:style-name="P36"><text:span text:style-name="Absatz-Standardschriftart"><text:span text:style-name="T43">&amp;c</text:span></text:span><text:span text:style-name="Absatz-Standardschriftart"><text:span text:style-name="T44">onstraints</text:span></text:span><text:span text:style-name="Absatz-Standardschriftart"><text:span text:style-name="T46"> <text:s text:c="14"/></text:span></text:span><text:span text:style-name="Absatz-Standardschriftart"><text:span text:style-name="T51">- optional </text:span></text:span></text:p>
            <text:p text:style-name="P36"><text:span text:style-name="Absatz-Standardschriftart"><text:span text:style-name="T43"/></text:span></text:p>
            <text:p text:style-name="P57"><text:span text:style-name="Absatz-Standardschriftart"><text:span text:style-name="T43"><text:s text:c="2"/>c</text:span></text:span><text:span text:style-name="Absatz-Standardschriftart"><text:span text:style-name="T45">urv</text:span></text:span><text:span text:style-name="Absatz-Standardschriftart"><text:span text:style-name="T43">_threshold <text:s text:c="3"/></text:span></text:span><text:span text:style-name="Absatz-Standardschriftart"><text:span text:style-name="T51">t</text:span></text:span><text:span text:style-name="Absatz-Standardschriftart"><text:span text:style-name="T57">hreshold for c</text:span></text:span><text:span text:style-name="Absatz-Standardschriftart"><text:span text:style-name="T58">urve reversal </text:span></text:span><text:span text:style-name="Absatz-Standardschriftart"><text:span text:style-name="T57">detection. <text:line-break/> <text:s text:c="37"/></text:span></text:span><text:span text:style-name="Absatz-Standardschriftart"><text:span text:style-name="T58">Only used to display information </text:span></text:span><text:span text:style-name="Absatz-Standardschriftart"><text:span text:style-name="T57"><text:s/></text:span></text:span><text:span text:style-name="Absatz-Standardschriftart"><text:span text:style-name="T51"><text:s/></text:span></text:span><text:span text:style-name="Absatz-Standardschriftart"><text:span text:style-name="T55">(default = 0.</text:span></text:span><text:span text:style-name="Absatz-Standardschriftart"><text:span text:style-name="T58">1</text:span></text:span><text:span text:style-name="Absatz-Standardschriftart"><text:span text:style-name="T55">)</text:span></text:span><text:span text:style-name="Absatz-Standardschriftart"><text:span text:style-name="T43"><text:line-break/> <text:s/>h</text:span></text:span><text:span text:style-name="Absatz-Standardschriftart"><text:span text:style-name="T45">ighlow</text:span></text:span><text:span text:style-name="Absatz-Standardschriftart"><text:span text:style-name="T43">_threshold </text:span></text:span><text:span text:style-name="Absatz-Standardschriftart"><text:span text:style-name="T51">t</text:span></text:span><text:span text:style-name="Absatz-Standardschriftart"><text:span text:style-name="T57">hreshold for c</text:span></text:span><text:span text:style-name="Absatz-Standardschriftart"><text:span text:style-name="T58">urve highs &amp; lows </text:span></text:span><text:span text:style-name="Absatz-Standardschriftart"><text:span text:style-name="T57">detection. <text:line-break/> <text:s text:c="37"/></text:span></text:span><text:span text:style-name="Absatz-Standardschriftart"><text:span text:style-name="T58">Only used to display information </text:span></text:span><text:span text:style-name="Absatz-Standardschriftart"><text:span text:style-name="T57"><text:s/></text:span></text:span><text:span text:style-name="Absatz-Standardschriftart"><text:span text:style-name="T51"><text:s/></text:span></text:span><text:span text:style-name="Absatz-Standardschriftart"><text:span text:style-name="T55">(default = 0.</text:span></text:span><text:span text:style-name="Absatz-Standardschriftart"><text:span text:style-name="T58">05</text:span></text:span><text:span text:style-name="Absatz-Standardschriftart"><text:span text:style-name="T55">)</text:span></text:span><text:span text:style-name="Absatz-Standardschriftart"><text:span text:style-name="T43"><text:line-break/></text:span></text:span></text:p>
            <text:p text:style-name="P34"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23"><text:span text:style-name="Absatz-Standardschriftart"><text:span text:style-name="T47"><text:line-break/></text:span></text:span><text:span text:style-name="Absatz-Standardschriftart"><text:span text:style-name="T51">Options for Xfoils repaneling which is done prior to s</text:span></text:span><text:span text:style-name="Absatz-Standardschriftart"><text:span text:style-name="T53">moothing</text:span></text:span><text:span text:style-name="Absatz-Standardschriftart"><text:span text:style-name="T51">. <text:s/>Normally the default values are fine, so this namelist is optional</text:span></text:span></text:p>
            <text:p text:style-name="P32"><text:span text:style-name="Absatz-Standardschriftart"><text:span text:style-name="T47"/></text:span></text:p>
          </table:table-cell>
        </table:table-row>
        <table:table-row>
          <table:table-cell table:style-name="Tabelle10.A1" office:value-type="string">
            <text:p text:style-name="P43"><text:span text:style-name="Absatz-Standardschriftart"><text:span text:style-name="T10">-a airfoil_file</text:span></text:span></text:p>
          </table:table-cell>
          <table:table-cell table:style-name="Tabelle10.A1" office:value-type="string">
            <text:p text:style-name="P14">The name of the airfoil file </text:p>
          </table:table-cell>
        </table:table-row>
        <table:table-row>
          <table:table-cell table:style-name="Tabelle10.A3" office:value-type="string">
            <text:p text:style-name="P43"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10.A3" office:value-type="string">
            <text:p text:style-name="P14"><text:span text:style-name="T93">Name of the smoothed airfoil. Following file will be generated</text:span> </text:p>
            <text:p text:style-name="P14"/>
            <text:p text:style-name="P26"><text:span text:style-name="Absatz-Standardschriftart"><text:span text:style-name="T30">&lt;o</text:span></text:span><text:span text:style-name="Absatz-Standardschriftart"><text:span text:style-name="T24">utput_prefix</text:span></text:span><text:span text:style-name="Absatz-Standardschriftart"><text:span text:style-name="T30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26"><text:span text:style-name="Absatz-Standardschriftart"><text:span text:style-name="T21"/></text:span></text:p>
            <text:p text:style-name="P66"><text:span text:style-name="Absatz-Standardschriftart"><text:span text:style-name="T97">If <text:s/>option -</text:span></text:span><text:span text:style-name="Absatz-Standardschriftart"><text:span text:style-name="T99">o</text:span></text:span><text:span text:style-name="Absatz-Standardschriftart"><text:span text:style-name="T97"> </text:span></text:span><text:span text:style-name="Absatz-Standardschriftart"><text:span text:style-name="T100">is </text:span></text:span><text:span text:style-name="Absatz-Standardschriftart"><text:span text:style-name="T97">omitted, the name of the output file will be</text:span></text:span></text:p>
            <text:p text:style-name="P66"><text:span text:style-name="Absatz-Standardschriftart"><text:span text:style-name="T97"/></text:span></text:p>
            <text:p text:style-name="P66"><text:span text:style-name="Absatz-Standardschriftart"><text:span text:style-name="T97"><text:s text:c="5"/></text:span></text:span><text:span text:style-name="Absatz-Standardschriftart"><text:span text:style-name="T101"><text:s text:c="9"/></text:span></text:span><text:span text:style-name="Absatz-Standardschriftart"><text:span text:style-name="T97"><text:s/>&lt;</text:span></text:span><text:span text:style-name="Absatz-Standardschriftart"><text:span text:style-name="T2">a</text:span></text:span><text:span text:style-name="Absatz-Standardschriftart"><text:span text:style-name="T27">irfoil_name</text:span></text:span><text:span text:style-name="Absatz-Standardschriftart"><text:span text:style-name="T26">&gt;_smoothed.dat</text:span></text:span></text:p>
          </table:table-cell>
        </table:table-row>
        <table:table-row>
          <table:table-cell table:style-name="Tabelle10.A3" office:value-type="string">
            <text:p text:style-name="P21"><text:span text:style-name="Absatz-Standardschriftart"><text:span text:style-name="T10">[-v]</text:span></text:span></text:p>
          </table:table-cell>
          <table:table-cell table:style-name="Tabelle10.A3" office:value-type="string">
            <text:p text:style-name="P17"><text:span text:style-name="Absatz-Standardschriftart"><text:span text:style-name="T96">- </text:span></text:span><text:span text:style-name="Absatz-Standardschriftart"><text:span text:style-name="T98">optional - I</text:span></text:span><text:span text:style-name="Absatz-Standardschriftart"><text:span text:style-name="T97">n addition to the new airfoil .dat file, a file </text:span></text:span><text:span text:style-name="Absatz-Standardschriftart"><text:span text:style-name="T98">&lt;</text:span></text:span><text:span text:style-name="Absatz-Standardschriftart"><text:span text:style-name="T34">output_prefix_design</text:span></text:span><text:span text:style-name="Absatz-Standardschriftart"><text:span text:style-name="T35">&gt;</text:span></text:span><text:span text:style-name="Absatz-Standardschriftart"><text:span text:style-name="T34">_coordinates.dat</text:span></text:span><text:span text:style-name="Absatz-Standardschriftart"><text:span text:style-name="T97"> will be generated allow</text:span></text:span><text:span text:style-name="Absatz-Standardschriftart"><text:span text:style-name="T99">ing</text:span></text:span><text:span text:style-name="Absatz-Standardschriftart"><text:span text:style-name="T97"> to inspect the result of repanel and normalize with Xoptfoil_visualizer-JX.</text:span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42"><text:span text:style-name="Absatz-Standardschriftart"><text:span text:style-name="T11">Xfoil_worker -</text:span></text:span><text:span text:style-name="Absatz-Standardschriftart"><text:span text:style-name="T13">w smooth </text:span></text:span><text:span text:style-name="Absatz-Standardschriftart"><text:span text:style-name="T11">-i i</text:span></text:span><text:span text:style-name="Absatz-Standardschriftart"><text:span text:style-name="T12">Smooth</text:span></text:span><text:span text:style-name="Absatz-Standardschriftart"><text:span text:style-name="T11">.txt -a RG15.dat </text:span></text:span><text:span text:style-name="Absatz-Standardschriftart"><text:span text:style-name="T94">-</text:span></text:span><text:span text:style-name="Absatz-Standardschriftart"><text:span text:style-name="T95">o</text:span></text:span><text:span text:style-name="Absatz-Standardschriftart"><text:span text:style-name="T11"> </text:span></text:span><text:span text:style-name="Absatz-Standardschriftart"><text:span text:style-name="T12">RG15_smoothed </text:span></text:span><text:span text:style-name="Absatz-Standardschriftart"><text:span text:style-name="T11"><text:s/></text:span></text:span><text:span text:style-name="Absatz-Standardschriftart"><text:span text:style-name="T36"><text:line-break/></text:span></text:span><text:span text:style-name="Absatz-Standardschriftart"><text:span text:style-name="T11">Xfoil_worker -</text:span></text:span><text:span text:style-name="Absatz-Standardschriftart"><text:span text:style-name="T13">w smooth</text:span></text:span><text:span text:style-name="Absatz-Standardschriftart"><text:span text:style-name="T11"> -a A</text:span></text:span><text:span text:style-name="Absatz-Standardschriftart"><text:span text:style-name="T15">G40</text:span></text:span><text:span text:style-name="Absatz-Standardschriftart"><text:span text:style-name="T11">.dat </text:span></text:span><text:span text:style-name="Absatz-Standardschriftart"><text:span text:style-name="T36"><text:line-break/></text:span></text:span></text:p>
      <text:h text:style-name="P41" text:outline-level="9"><text:span text:style-name="T87">S</text:span><text:span text:style-name="T90">et flap at an airfoil</text:span><text:span text:style-name="T87"> </text:span>( -w <text:span text:style-name="T87">f</text:span><text:span text:style-name="T90">lap</text:span>)</text:h>
      <text:p text:style-name="P71"/>
      <text:p text:style-name="P71"><text:span text:style-name="T74">A flap is set to defined angle</text:span><text:span text:style-name="T75">s</text:span><text:span text:style-name="T74"> after the airfoil was </text:span><text:span text:style-name="T73">repaneled </text:span><text:span text:style-name="T74">and normalized.</text:span></text:p>
      <text:p text:style-name="P72"><text:span text:style-name="T74">I</text:span><text:span text:style-name="T65">f more than one flap angle is defined several airfoils will be generated having the flap angle as part of the airfoil name.</text:span></text:p>
      <text:p text:style-name="P71"><text:span text:style-name="Absatz-Standardschriftart"><text:span text:style-name="T77">Command line options used for polar generation:</text:span></text:span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4"><text:span text:style-name="Absatz-Standardschriftart"><text:span text:style-name="T4">-i input_file</text:span></text:span></text:p>
          </table:table-cell>
          <table:table-cell table:style-name="Tabelle3.A1" office:value-type="string">
            <text:p text:style-name="P51"><text:span text:style-name="Absatz-Standardschriftart"><text:span text:style-name="T78">N</text:span></text:span><text:span text:style-name="Absatz-Standardschriftart"><text:span text:style-name="T50">ame of a Xoptfoil input file </text:span></text:span><text:span text:style-name="Absatz-Standardschriftart"><text:span text:style-name="T51">to read the p</text:span></text:span><text:span text:style-name="Absatz-Standardschriftart"><text:span text:style-name="T56">arameters</text:span></text:span><text:span text:style-name="Absatz-Standardschriftart"><text:span text:style-name="T51"> for </text:span></text:span><text:span text:style-name="Absatz-Standardschriftart"><text:span text:style-name="T54">setting flaps</text:span></text:span><text:span text:style-name="Absatz-Standardschriftart"><text:span text:style-name="T52"> <text:line-break/></text:span></text:span></text:p>
            <text:p text:style-name="P51"><text:span text:style-name="Absatz-Standardschriftart"><text:span text:style-name="T48">O</text:span></text:span><text:span text:style-name="Absatz-Standardschriftart"><text:span text:style-name="T51">nly the following namelists are u</text:span></text:span><text:span text:style-name="Absatz-Standardschriftart"><text:span text:style-name="T53">sed</text:span></text:span><text:span text:style-name="Absatz-Standardschriftart"><text:span text:style-name="T51"> </text:span></text:span><text:span text:style-name="Absatz-Standardschriftart"><text:span text:style-name="T54">when setting flaps</text:span></text:span><text:span text:style-name="Absatz-Standardschriftart"><text:span text:style-name="T51">:</text:span></text:span></text:p>
            <text:p text:style-name="P50"><text:span text:style-name="Absatz-Standardschriftart"><text:span text:style-name="T51"/></text:span></text:p>
            <text:p text:style-name="P54"><text:span text:style-name="Absatz-Standardschriftart"><text:span text:style-name="T43">&amp;operating_conditions</text:span></text:span><text:span text:style-name="Absatz-Standardschriftart"><text:span text:style-name="T46"> <text:s text:c="8"/></text:span></text:span></text:p>
            <text:p text:style-name="P54"><text:span text:style-name="Absatz-Standardschriftart"><text:span text:style-name="T43"/></text:span></text:p>
            <text:p text:style-name="P55"><text:span text:style-name="Absatz-Standardschriftart"><text:span text:style-name="T43"><text:s text:c="2"/>x_flap <text:s text:c="8"/></text:span></text:span><text:span text:style-name="Absatz-Standardschriftart"><text:span text:style-name="T51">x position of flap hinge ranging 0...1 </text:span></text:span><text:span text:style-name="Absatz-Standardschriftart"><text:span text:style-name="T55">(default = 0.75)</text:span></text:span><text:span text:style-name="Absatz-Standardschriftart"><text:span text:style-name="T43"><text:line-break/> <text:s/>y_flap <text:s text:c="8"/></text:span></text:span><text:span text:style-name="Absatz-Standardschriftart"><text:span text:style-name="T51">y position of flap hinge ranging 0… <text:s/></text:span></text:span><text:span text:style-name="Absatz-Standardschriftart"><text:span text:style-name="T55">(default = 0.0)</text:span></text:span><text:span text:style-name="Absatz-Standardschriftart"><text:span text:style-name="T43"><text:line-break/> <text:s/>y_flap_spec <text:s text:c="3"/></text:span></text:span><text:span text:style-name="Absatz-Standardschriftart"><text:span text:style-name="T51">type of y position either 'y/t' or ‘y/c’ <text:s text:c="2"/></text:span></text:span><text:span text:style-name="Absatz-Standardschriftart"><text:span text:style-name="T55">(default = ‘y/t’)</text:span></text:span><text:span text:style-name="Absatz-Standardschriftart"><text:span text:style-name="T43"><text:line-break/> <text:s/>flap_degrees <text:s text:c="2"/></text:span></text:span><text:span text:style-name="Absatz-Standardschriftart"><text:span text:style-name="T51">list of </text:span></text:span><text:span text:style-name="Absatz-Standardschriftart"><text:span text:style-name="T56">flap </text:span></text:span><text:span text:style-name="Absatz-Standardschriftart"><text:span text:style-name="T51">angles </text:span></text:span><text:span text:style-name="Absatz-Standardschriftart"><text:span text:style-name="T53"><text:line-break/></text:span></text:span></text:p>
            <text:p text:style-name="P50"><text:span text:style-name="Absatz-Standardschriftart"><text:span text:style-name="T47"><text:line-break/></text:span></text:span><text:span text:style-name="Absatz-Standardschriftart"><text:span text:style-name="T43">&amp;xfoil_paneling_options</text:span></text:span><text:span text:style-name="Absatz-Standardschriftart"><text:span text:style-name="T48"> <text:s text:c="9"/>- optional </text:span></text:span></text:p>
            <text:p text:style-name="P58"><text:span text:style-name="Absatz-Standardschriftart"><text:span text:style-name="T51">Options for Xfoils repaneling which is done prior to s</text:span></text:span><text:span text:style-name="Absatz-Standardschriftart"><text:span text:style-name="T56">etting flaps</text:span></text:span><text:span text:style-name="Absatz-Standardschriftart"><text:span text:style-name="T51">. <text:s/>Normally the default values are fine, so this namelist is optional</text:span></text:span></text:p>
            <text:p text:style-name="P58"><text:span text:style-name="Absatz-Standardschriftart"><text:span text:style-name="T47"/></text:span></text:p>
          </table:table-cell>
        </table:table-row>
        <table:table-row>
          <table:table-cell table:style-name="Tabelle3.A1" office:value-type="string">
            <text:p text:style-name="P44"><text:span text:style-name="Absatz-Standardschriftart"><text:span text:style-name="T10"><text:s/>-a airfoil_file</text:span></text:span></text:p>
          </table:table-cell>
          <table:table-cell table:style-name="Tabelle3.A1" office:value-type="string">
            <text:p text:style-name="P59"><text:span text:style-name="T105">N</text:span>ame of the airfoil file </text:p>
          </table:table-cell>
        </table:table-row>
        <table:table-row>
          <table:table-cell table:style-name="Tabelle3.A3" office:value-type="string">
            <text:p text:style-name="P44"><text:span text:style-name="Absatz-Standardschriftart"><text:span text:style-name="T4"><text:s/></text:span></text:span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3.A3" office:value-type="string">
            <text:p text:style-name="P61"><text:span text:style-name="T82">Name of the f</text:span><text:span text:style-name="T83">lapped</text:span><text:span text:style-name="T82"> airfoil. </text:span><text:span text:style-name="T83">If just one flap angle is defined the f</text:span><text:span text:style-name="T82">ollowing file will be generated</text:span><text:span text:style-name="T80"> </text:span></text:p>
            <text:p text:style-name="P59"/>
            <text:p text:style-name="P62"><text:span text:style-name="Absatz-Standardschriftart"><text:span text:style-name="T29">&lt;</text:span></text:span><text:span text:style-name="Absatz-Standardschriftart"><text:span text:style-name="T24">output_prefix</text:span></text:span><text:span text:style-name="Absatz-Standardschriftart"><text:span text:style-name="T29">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62"><text:span text:style-name="Absatz-Standardschriftart"><text:span text:style-name="T21"/></text:span></text:p>
            <text:p text:style-name="P52"><text:span text:style-name="T83">If more than one flap angle is defined the f</text:span><text:span text:style-name="T82">ollowing file will be generated</text:span><text:span text:style-name="T80"> </text:span></text:p>
            <text:p text:style-name="P60"/>
            <text:p text:style-name="P63"><text:span text:style-name="Absatz-Standardschriftart"><text:span text:style-name="T23">&lt;</text:span></text:span><text:span text:style-name="Absatz-Standardschriftart"><text:span text:style-name="T24">output_prefix</text:span></text:span><text:span text:style-name="Absatz-Standardschriftart"><text:span text:style-name="T29">&gt;_&lt;angle&gt;</text:span></text:span><text:span text:style-name="Absatz-Standardschriftart"><text:span text:style-name="T24">.</text:span></text:span><text:span text:style-name="Absatz-Standardschriftart"><text:span text:style-name="T25">dat</text:span></text:span></text:p>
            <text:p text:style-name="P64"><text:span text:style-name="Absatz-Standardschriftart"><text:span text:style-name="T97"/></text:span></text:p>
            <text:p text:style-name="P65"><text:span text:style-name="Absatz-Standardschriftart"><text:span text:style-name="T97">If <text:s/>option -</text:span></text:span><text:span text:style-name="Absatz-Standardschriftart"><text:span text:style-name="T99">o</text:span></text:span><text:span text:style-name="Absatz-Standardschriftart"><text:span text:style-name="T97"> </text:span></text:span><text:span text:style-name="Absatz-Standardschriftart"><text:span text:style-name="T100">is </text:span></text:span><text:span text:style-name="Absatz-Standardschriftart"><text:span text:style-name="T97">omitted, the name of the output file will be</text:span></text:span></text:p>
            <text:p text:style-name="P63"><text:span text:style-name="Absatz-Standardschriftart"><text:span text:style-name="T97"><text:line-break/>&lt;</text:span></text:span><text:span text:style-name="Absatz-Standardschriftart"><text:span text:style-name="T2">a</text:span></text:span><text:span text:style-name="Absatz-Standardschriftart"><text:span text:style-name="T27">irfoil_name</text:span></text:span><text:span text:style-name="Absatz-Standardschriftart"><text:span text:style-name="T26">&gt;-</text:span></text:span><text:span text:style-name="Absatz-Standardschriftart"><text:span text:style-name="T28">flap</text:span></text:span><text:span text:style-name="Absatz-Standardschriftart"><text:span text:style-name="T26">_</text:span></text:span><text:span text:style-name="Absatz-Standardschriftart"><text:span text:style-name="T28">&lt;angle&gt;</text:span></text:span><text:span text:style-name="Absatz-Standardschriftart"><text:span text:style-name="T26">.dat</text:span></text:span></text:p>
          </table:table-cell>
        </table:table-row>
      </table:table>
      <text:p text:style-name="P71"><text:span text:style-name="Absatz-Standardschriftart"/></text:p>
      <text:p text:style-name="P71">Example:</text:p>
      <text:p text:style-name="P46"><text:span text:style-name="Absatz-Standardschriftart"><text:span text:style-name="T11">Xfoil_worker -</text:span></text:span><text:span text:style-name="Absatz-Standardschriftart"><text:span text:style-name="T13">w f</text:span></text:span><text:span text:style-name="Absatz-Standardschriftart"><text:span text:style-name="T18">lap</text:span></text:span><text:span text:style-name="Absatz-Standardschriftart"><text:span text:style-name="T13"> </text:span></text:span><text:span text:style-name="Absatz-Standardschriftart"><text:span text:style-name="T11">-i i</text:span></text:span><text:span text:style-name="Absatz-Standardschriftart"><text:span text:style-name="T18">flap</text:span></text:span><text:span text:style-name="Absatz-Standardschriftart"><text:span text:style-name="T11">.txt -a RG15.dat</text:span></text:span><text:span text:style-name="Absatz-Standardschriftart"><text:span text:style-name="T11"> </text:span></text:span><text:span text:style-name="Absatz-Standardschriftart"><text:span text:style-name="T36"><text:line-break/></text:span></text:span></text:p>
      <text:p text:style-name="P46"><text:span text:style-name="Absatz-Standardschriftart"><text:span text:style-name="T37">i</text:span></text:span><text:span text:style-name="Absatz-Standardschriftart"><text:span text:style-name="T18">flap.txt: </text:span></text:span></text:p>
      <text:p text:style-name="P46"><text:span text:style-name="Absatz-Standardschriftart"><text:span text:style-name="T18"/></text:span></text:p>
      <text:p text:style-name="P49"><text:span text:style-name="Absatz-Standardschriftart"><text:span text:style-name="T36">&amp;operating_conditions<text:line-break/> <text:s/>x_flap <text:s text:c="6"/>= 0.75<text:line-break/> <text:s/>flap_degrees = 2, 4, 6, 8, 10<text:line-break/>/<text:line-break/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24T06:03:49.610000000</dc:date>
    <meta:editing-cycles>22</meta:editing-cycles>
    <meta:editing-duration>PT1H56M6S</meta:editing-duration>
    <meta:document-statistic meta:table-count="4" meta:image-count="0" meta:object-count="0" meta:page-count="5" meta:paragraph-count="103" meta:word-count="1027" meta:character-count="6916" meta:non-whitespace-character-count="5615"/>
    <meta:template xlink:type="simple" xlink:actuate="onRequest" xlink:title="" xlink:href="../Xoptfoil-JX%20Reference.odt/Standard.ott"/>
  </office:meta>
</office:document-meta>
</file>